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5-03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4-03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3-03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2-03-2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1-03-1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892" calcext:value-type="float">
            <text:p>5.6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174" calcext:value-type="float">
            <text:p>2.4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8571114958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54" meta:object-count="0"/>
    <meta:user-defined meta:name="AppVersion">3.0</meta:user-defined>
  </office:meta>
</office:document-meta>
</file>